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d57f" officeooo:paragraph-rsid="002cb5eb"/>
    </style:style>
    <style:style style:name="P2" style:family="paragraph" style:parent-style-name="Standard">
      <style:text-properties officeooo:rsid="004aefe7" officeooo:paragraph-rsid="004aefe7"/>
    </style:style>
    <style:style style:name="P3" style:family="paragraph" style:parent-style-name="Standard">
      <style:text-properties fo:language="en" fo:country="US" officeooo:rsid="004aefe7" officeooo:paragraph-rsid="004aefe7"/>
    </style:style>
    <style:style style:name="P4" style:family="paragraph" style:parent-style-name="Standard">
      <style:text-properties officeooo:rsid="005fb210" officeooo:paragraph-rsid="005fb210"/>
    </style:style>
    <style:style style:name="P5" style:family="paragraph" style:parent-style-name="Heading_20_1">
      <style:text-properties officeooo:rsid="005e379f" officeooo:paragraph-rsid="005e379f"/>
    </style:style>
    <style:style style:name="T1" style:family="text">
      <style:text-properties officeooo:rsid="005fb210"/>
    </style:style>
    <style:style style:name="T2" style:family="text">
      <style:text-properties officeooo:rsid="006399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rvices - <text:span text:style-name="T1">Consulting</text:span></text:h>
      <text:p text:style-name="P1"/>
      <text:p text:style-name="P4"><text:span text:style-name="T2">Wie positioniere ich meinen Verlag in der digitalen Welt? Wie organisiere ich Arbeitsprozesse, bei denen sich im Laufe der Zeit, wie von selbst, eine digitale Transformation im Unternehmen ergibt? Sind Sie an einer Lösung dieser Probleme interessiert, so sprechen Sie uns an.</text:span></text:p>
      <text:p text:style-name="P2"/>
      <text:p text:style-name="P2"/>
      <text:p text:style-name="P3">How do I position my publishing house in the digital world? How do I organise work processes which, over the course of time, lead, as if by themselves, to a digital transformation within the company? If you are interested in a solution to these problems, please contact u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4-06T12:14:24.748028715</dc:date>
    <meta:editing-duration>PT3H36M22S</meta:editing-duration>
    <meta:editing-cycles>27</meta:editing-cycles>
    <meta:generator>LibreOffice/6.0.6.2$Linux_X86_64 LibreOffice_project/00m0$Build-2</meta:generator>
    <meta:document-statistic meta:table-count="0" meta:image-count="0" meta:object-count="0" meta:page-count="1" meta:paragraph-count="3" meta:word-count="93" meta:character-count="569" meta:non-whitespace-character-count="479"/>
  </office:meta>
</office:document-meta>
</file>